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lerText" svg:font-family="MillerText"/>
    <style:font-face style:name="TitlingGothicFBNarrow-Medium" svg:font-family="TitlingGothicFBNarrow-Medium"/>
    <style:font-face style:name="pt-sans" svg:font-family="pt-sans,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Text_20_body">
      <style:text-properties fo:font-variant="normal" fo:text-transform="none" fo:color="#0d0d0d" style:font-name="TitlingGothicFBNarrow-Medium" fo:letter-spacing="normal" fo:font-style="normal" fo:font-weight="normal"/>
    </style:style>
    <style:style style:name="P3" style:family="paragraph" style:parent-style-name="Text_20_body" style:list-style-name="L1">
      <style:paragraph-properties fo:orphans="2" fo:widows="2"/>
      <style:text-properties fo:font-variant="normal" fo:text-transform="none" fo:color="#333333" style:font-name="MillerText" fo:font-size="15.75pt" fo:letter-spacing="normal" fo:font-style="normal" fo:font-weight="normal"/>
    </style:style>
    <style:style style:name="P4" style:family="paragraph" style:parent-style-name="Text_20_body" style:list-style-name="L2">
      <style:paragraph-properties fo:orphans="2" fo:widows="2"/>
      <style:text-properties fo:font-variant="normal" fo:text-transform="none" fo:color="#333333" style:font-name="MillerText" fo:font-size="15.75pt" fo:letter-spacing="normal" fo:font-style="normal" fo:font-weight="normal"/>
    </style:style>
    <style:style style:name="P5" style:family="paragraph" style:parent-style-name="Text_20_body" style:list-style-name="L3">
      <style:paragraph-properties fo:orphans="2" fo:widows="2"/>
      <style:text-properties fo:font-variant="normal" fo:text-transform="none" fo:color="#333333" style:font-name="MillerText" fo:font-size="15.75pt" fo:letter-spacing="normal" fo:font-style="normal" fo:font-weight="normal"/>
    </style:style>
    <style:style style:name="P6" style:family="paragraph" style:parent-style-name="Text_20_body" style:list-style-name="L4">
      <style:paragraph-properties fo:orphans="2" fo:widows="2"/>
      <style:text-properties fo:font-variant="normal" fo:text-transform="none" fo:color="#333333" style:font-name="MillerText" fo:font-size="15.75pt" fo:letter-spacing="normal" fo:font-style="normal" fo:font-weight="normal"/>
    </style:style>
    <style:style style:name="P7" style:family="paragraph" style:parent-style-name="Text_20_body" style:list-style-name="L5">
      <style:paragraph-properties fo:orphans="2" fo:widows="2"/>
      <style:text-properties fo:font-variant="normal" fo:text-transform="none" fo:color="#333333" style:font-name="MillerText" fo:font-size="15.75pt" fo:letter-spacing="normal" fo:font-style="normal" fo:font-weight="normal"/>
    </style:style>
    <style:style style:name="P8" style:family="paragraph" style:parent-style-name="Text_20_body" style:list-style-name="L1">
      <style:paragraph-properties fo:margin-top="0in" fo:margin-bottom="0in" loext:contextual-spacing="false" fo:orphans="2" fo:widows="2"/>
      <style:text-properties fo:font-variant="normal" fo:text-transform="none" fo:color="#333333" style:font-name="MillerText" fo:font-size="15.75pt" fo:letter-spacing="normal" fo:font-style="normal" fo:font-weight="normal"/>
    </style:style>
    <style:style style:name="P9" style:family="paragraph" style:parent-style-name="Text_20_body" style:list-style-name="L2">
      <style:paragraph-properties fo:margin-top="0in" fo:margin-bottom="0in" loext:contextual-spacing="false" fo:orphans="2" fo:widows="2"/>
      <style:text-properties fo:font-variant="normal" fo:text-transform="none" fo:color="#333333" style:font-name="MillerText" fo:font-size="15.75pt" fo:letter-spacing="normal" fo:font-style="normal" fo:font-weight="normal"/>
    </style:style>
    <style:style style:name="P10" style:family="paragraph" style:parent-style-name="Text_20_body" style:list-style-name="L3">
      <style:paragraph-properties fo:margin-top="0in" fo:margin-bottom="0in" loext:contextual-spacing="false" fo:orphans="2" fo:widows="2"/>
      <style:text-properties fo:font-variant="normal" fo:text-transform="none" fo:color="#333333" style:font-name="MillerText" fo:font-size="15.75pt" fo:letter-spacing="normal" fo:font-style="normal" fo:font-weight="normal"/>
    </style:style>
    <style:style style:name="P11" style:family="paragraph" style:parent-style-name="Text_20_body" style:list-style-name="L4">
      <style:paragraph-properties fo:margin-top="0in" fo:margin-bottom="0in" loext:contextual-spacing="false" fo:orphans="2" fo:widows="2"/>
      <style:text-properties fo:font-variant="normal" fo:text-transform="none" fo:color="#333333" style:font-name="MillerText" fo:font-size="15.75pt" fo:letter-spacing="normal" fo:font-style="normal" fo:font-weight="normal"/>
    </style:style>
    <style:style style:name="P12" style:family="paragraph" style:parent-style-name="Text_20_body" style:list-style-name="L5">
      <style:paragraph-properties fo:margin-top="0in" fo:margin-bottom="0in" loext:contextual-spacing="false" fo:orphans="2" fo:widows="2"/>
      <style:text-properties fo:font-variant="normal" fo:text-transform="none" fo:color="#333333" style:font-name="MillerText" fo:font-size="15.75pt" fo:letter-spacing="normal" fo:font-style="normal" fo:font-weight="normal"/>
    </style:style>
    <style:style style:name="P13" style:family="paragraph" style:parent-style-name="Heading_20_1">
      <style:text-properties fo:font-variant="normal" fo:text-transform="none" fo:color="#0d0d0d" style:font-name="TitlingGothicFBNarrow-Medium" fo:letter-spacing="normal" fo:font-style="normal" fo:font-weight="normal"/>
    </style:style>
    <style:style style:name="P14" style:family="paragraph" style:parent-style-name="Heading_20_2">
      <style:text-properties fo:font-variant="normal" fo:text-transform="none" fo:color="#0d0d0d" style:font-name="TitlingGothicFBNarrow-Medium" fo:letter-spacing="normal" fo:font-style="normal" fo:font-weight="normal"/>
    </style:style>
    <style:style style:name="T1" style:family="text">
      <style:text-properties fo:font-variant="normal" fo:text-transform="none" fo:color="#000000" style:font-name="pt-sans" fo:font-size="12pt" fo:letter-spacing="normal"/>
    </style:style>
    <style:style style:name="T2" style:family="text">
      <style:text-properties fo:font-variant="normal" fo:text-transform="none" fo:color="#000000" style:font-name="pt-sans" fo:font-size="12pt" fo:letter-spacing="normal" fo:font-style="normal" fo:font-weight="bold"/>
    </style:style>
    <style:style style:name="T3" style:family="text">
      <style:text-properties fo:font-variant="normal" fo:text-transform="none" fo:color="#000000" style:font-name="pt-sans" fo:font-size="12pt" fo:letter-spacing="normal" fo:font-style="normal" fo:font-weight="normal"/>
    </style:style>
    <style:style style:name="T4" style:family="text">
      <style:text-properties fo:font-variant="normal" fo:text-transform="none" fo:color="#000000" style:font-name="pt-sans" fo:font-size="12pt" fo:letter-spacing="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80818b" style:font-name="pt-sans" fo:font-size="12pt" fo:letter-spacing="normal" fo:font-style="normal" fo:font-weight="normal" fo:background-color="transparent" loext:char-shading-value="0"/>
    </style:style>
    <style:style style:name="T7" style:family="text">
      <style:text-properties fo:color="#000000" style:font-name="pt-sans" fo:font-size="12pt" fo:letter-spacing="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exercises to work your abs </text:h>
      <text:p text:style-name="P2"/>
      <text:h text:style-name="P14" text:outline-level="2">SPIDERMAN PLANK CRUNCH</text:h>
      <text:list xml:id="list5581003721034439760" text:style-name="L1">
        <text:list-item>
          <text:p text:style-name="P8">Start in a traditional plank position with your forearms on the ground and your body perfectly straight.</text:p>
        </text:list-item>
        <text:list-item>
          <text:p text:style-name="P8">Bring your right knee forward towards your right elbow, then return to the plank position.</text:p>
        </text:list-item>
        <text:list-item>
          <text:p text:style-name="P8">Repeat by bringing your left knee toward your left elbow.</text:p>
        </text:list-item>
        <text:list-item>
          <text:p text:style-name="P3">That’s one rep. Alternate sides for a total of 10 complete reps.</text:p>
        </text:list-item>
      </text:list>
      <text:h text:style-name="P14" text:outline-level="2">CABLE ROTATION</text:h>
      <text:list xml:id="list4523227485637336637" text:style-name="L2">
        <text:list-item>
          <text:p text:style-name="P9">Stand holding a cable with both hands out in front of you at just under shoulder height.</text:p>
        </text:list-item>
        <text:list-item>
          <text:p text:style-name="P9">Keeping your arms fixed and straight and your abs engaged, rotate your upper body to the left, then back to center, and then to the right, and then back to center.</text:p>
        </text:list-item>
        <text:list-item>
          <text:p text:style-name="P4">That’s one rep Alternate sides for one set of 10 complete reps.</text:p>
        </text:list-item>
      </text:list>
      <text:h text:style-name="P14" text:outline-level="2">BICYCLE CRUNCH</text:h>
      <text:list xml:id="list200631008512539019" text:style-name="L3">
        <text:list-item>
          <text:p text:style-name="P10">Lie on your back with your hands behind your head, and your legs raised and bent at 90 degrees.</text:p>
        </text:list-item>
        <text:list-item>
          <text:p text:style-name="P10">Alternate sides by bringing your right elbow towards your left knee then your left elbow towards your right knee, building up to 60 seconds.</text:p>
        </text:list-item>
        <text:list-item>
          <text:p text:style-name="P5">Try and hold the crunch for a two-count on each side to force a slower, concentrated movement.</text:p>
        </text:list-item>
      </text:list>
      <text:h text:style-name="P14" text:outline-level="2"><text:soft-page-break/>CROSS CRUNCH</text:h>
      <text:list xml:id="list4444950327359384118" text:style-name="L4">
        <text:list-item>
          <text:p text:style-name="P11">Lie on your back with arms and legs diagonally out so that your body forms an "X."</text:p>
        </text:list-item>
        <text:list-item>
          <text:p text:style-name="P11">Keeping arms and legs straight, bring your right hand towards your left foot, then your left hand towards your right foot, lifting your head, neck, and shoulders off the ground.</text:p>
        </text:list-item>
        <text:list-item>
          <text:p text:style-name="P6">That’s one rep. Aim for one complete set of 10 reps.</text:p>
        </text:list-item>
      </text:list>
      <text:h text:style-name="P14" text:outline-level="2">SWISS-BALL ROLLOUT</text:h>
      <text:list xml:id="list5262694653172392707" text:style-name="L5">
        <text:list-item>
          <text:p text:style-name="P12">Kneel on a mat with your hands on a Swiss stability ball.</text:p>
        </text:list-item>
        <text:list-item>
          <text:p text:style-name="P12">Keeping your back straight and your abs engaged, roll the ball as far away from you can, then slowly roll back to starting position.</text:p>
        </text:list-item>
        <text:list-item>
          <text:p text:style-name="P7">Aim for two sets of 10 rollouts.</text:p>
        </text:list-item>
      </text:list>
      <text:p text:style-name="Standard"/>
      <text:p text:style-name="Standard"/>
      <text:p text:style-name="P1"><text:span text:style-name="Strong_20_Emphasis"><text:span text:style-name="T2">1. Bird-Dog Crunch<text:line-break/>Targets:</text:span></text:span><text:span text:style-name="T5"> </text:span><text:span text:style-name="T3">Abs, hamstrings, glutes and shoulders</text:span><text:line-break/><text:span text:style-name="T3">Stronger abs don’t develop overnight — you’ll have to first learn how to activate your core. For this essential </text:span><text:a xlink:type="simple" xlink:href="http://dailyburn.com/truebeginner?partner=life&amp;mtype=5&amp;ldate=03022015&amp;grp=fitness&amp;crtv=core-exercises-beginners&amp;utm_source=life&amp;utm_medium=5&amp;utm_campaign=fitness&amp;utm_content=core-exercises-beginners" office:target-frame-name="_blank" xlink:show="new" text:style-name="Internet_20_link" text:visited-style-name="Visited_20_Internet_20_Link"><text:span text:style-name="T6">True Beginner exercise</text:span></text:a><text:span text:style-name="T3">, start on the floor on all fours, hands placed directly underneath your shoulders, hips in line with your knees. This is your starting position. Lift your right hand and extend your arm straight out in on you, keeping it shoulder height, while simultaneously lifting your left leg and extending it straight back</text:span><text:span text:style-name="Strong_20_Emphasis"><text:span text:style-name="T5"> </text:span></text:span><text:span text:style-name="Strong_20_Emphasis"><text:span text:style-name="T2">(a)</text:span></text:span><text:span text:style-name="T3">. Your whole body should be in a straight line from right fingertips to left toes. Bring your left leg to touch your right elbow under your stomach. Extend your leg and arm out again. Return to starting position </text:span><text:span text:style-name="Strong_20_Emphasis"><text:span text:style-name="T2">(b)</text:span></text:span><text:span text:style-name="T3">. Repeat on the other side </text:span><text:span text:style-name="Strong_20_Emphasis"><text:span text:style-name="T2">(c)</text:span></text:span><text:span text:style-name="T3">. Do five reps on each side.</text:span><text:line-break/><text:span text:style-name="Emphasis"><text:span text:style-name="T7">Modification: If you’re unable to maintain form, simplify this movement by forgoing the crunch. Instead, extend your arm and opposite leg out and hold for three seconds, then switch sides.</text:span></text:span></text:p>
      <text:p text:style-name="P1"><text:span text:style-name="Emphasis"><text:span text:style-name="T7"/></text:span></text:p>
      <text:p text:style-name="P1"><text:span text:style-name="Emphasis"><text:span text:style-name="Strong_20_Emphasis"><text:span text:style-name="T2">2. Standing Bicycle Crunches<text:line-break/>Targets:</text:span></text:span></text:span><text:span text:style-name="Emphasis"><text:span text:style-name="T4"> </text:span></text:span><text:span text:style-name="Emphasis"><text:span text:style-name="T3">Obliques, rotational muscles</text:span></text:span><text:span text:style-name="Emphasis"><text:span text:style-name="T7"><text:line-break/></text:span></text:span><text:span text:style-name="Emphasis"><text:span text:style-name="T3">Do traditional crunches cause discomfort? Rubin suggests this </text:span></text:span><text:a xlink:type="simple" xlink:href="http://dailyburn.com/truebeginner?partner=life&amp;mtype=5&amp;ldate=03022015&amp;grp=fitness&amp;crtv=core-exercises-beginners&amp;utm_source=life&amp;utm_medium=5&amp;utm_campaign=fitness&amp;utm_content=core-exercises-beginners" office:target-frame-name="_blank" xlink:show="new" text:style-name="Internet_20_link" text:visited-style-name="Visited_20_Internet_20_Link"><text:span text:style-name="Emphasis"><text:span text:style-name="T6">True Beginner</text:span></text:span></text:a><text:span text:style-name="Emphasis"><text:span text:style-name="T4"> </text:span></text:span><text:span text:style-name="Emphasis"><text:span text:style-name="T3">variation instead. Stand with your feet hip-width apart, hands placed behind your head. With a tight core, straight back and relaxed shoulders lift your right leg and simultaneously raise your right knee and lower your left elbow </text:span></text:span><text:soft-page-break/><text:span text:style-name="Emphasis"><text:span text:style-name="T3">towards each other </text:span></text:span><text:span text:style-name="Emphasis"><text:span text:style-name="Strong_20_Emphasis"><text:span text:style-name="T2">(a)</text:span></text:span></text:span><text:span text:style-name="Emphasis"><text:span text:style-name="T3">. Return to the starting position </text:span></text:span><text:span text:style-name="Emphasis"><text:span text:style-name="Strong_20_Emphasis"><text:span text:style-name="T2">(b)</text:span></text:span></text:span><text:span text:style-name="Emphasis"><text:span text:style-name="T3">. Repeat on the opposite side. Do five reps on each side.</text:span></text:span><text:span text:style-name="Emphasis"><text:span text:style-name="T7"><text:line-break/>Modification: If rotating your upper body downwards is too difficult, simply lift your knee to your chest while keeping your upper body still, alternating legs.</text:span></text:span></text:p>
      <text:p text:style-name="P1"><text:span text:style-name="Emphasis"><text:span text:style-name="T7"/></text:span></text:p>
      <text:p text:style-name="P1"><text:span text:style-name="Emphasis"><text:span text:style-name="Strong_20_Emphasis"><text:span text:style-name="T2">3. Seated Leg Lifts<text:line-break/>Targets:</text:span></text:span></text:span><text:span text:style-name="Emphasis"><text:span text:style-name="T4"> </text:span></text:span><text:span text:style-name="Emphasis"><text:span text:style-name="T3">Abs, hamstrings</text:span></text:span><text:span text:style-name="Emphasis"><text:span text:style-name="T7"><text:line-break/></text:span></text:span><text:span text:style-name="Emphasis"><text:span text:style-name="T3">Don’t be fooled by this basic-looking leg lift: Beginners to even more advanced folks will start feeling the burn after a few reps. Sit on the floor, legs extended straight out in front of you. Keeping your core engaged, lean back slightly, so you’re able to place your hands on either side of your glutes. Take a deep breath and lift one leg six inches off the ground </text:span></text:span><text:span text:style-name="Emphasis"><text:span text:style-name="Strong_20_Emphasis"><text:span text:style-name="T2">(a)</text:span></text:span></text:span><text:span text:style-name="Emphasis"><text:span text:style-name="T3">. Hold for five seconds, and then put it down. Repeat with the other leg</text:span></text:span><text:span text:style-name="Emphasis"><text:span text:style-name="Strong_20_Emphasis"><text:span text:style-name="T1"> </text:span></text:span></text:span><text:span text:style-name="Emphasis"><text:span text:style-name="Strong_20_Emphasis"><text:span text:style-name="T2">(b)</text:span></text:span></text:span><text:span text:style-name="Emphasis"><text:span text:style-name="T3">. Continue alternating for one-minute straight, then take a 20 second break. Repeat for five rounds.</text:span></text:span><text:span text:style-name="Emphasis"><text:span text:style-name="T7"><text:line-break/>Modification: To make this exercise easier, lift one leg at a time without stopping to hold each one extended for five seconds. Need more of a challenge? After lifting a heel, bring your knee into your chest, then extend your heel back out and lower down. Repeat on the opposite side.</text:span></text:span></text:p>
      <text:p text:style-name="P1"><text:span text:style-name="Emphasis"><text:span text:style-name="T7"/></text:span></text:p>
      <text:p text:style-name="P1"><text:span text:style-name="Emphasis"><text:span text:style-name="Strong_20_Emphasis"><text:span text:style-name="T2">4. Sit-Ups<text:line-break/>Targets:</text:span></text:span></text:span><text:span text:style-name="Emphasis"><text:span text:style-name="T4"> </text:span></text:span><text:span text:style-name="Emphasis"><text:span text:style-name="T3">Abs, possibly hip flexors depending on range of motion</text:span></text:span><text:span text:style-name="Emphasis"><text:span text:style-name="T7"><text:line-break/></text:span></text:span><text:span text:style-name="Emphasis"><text:span text:style-name="T3">If performed incorrectly, sit-ups can cause more pain than they’re worth. Rubin breaks down how to safely and effectively perform the move. To start, sit on the floor with your knees bent, heels touching the floor, hands on either side of your head, shoulders dropped and relaxed to avoid tension in the neck. Keeping your feet on the ground, lay back until your back is flat on the floor, or as far as you’re able </text:span></text:span><text:span text:style-name="Emphasis"><text:span text:style-name="Strong_20_Emphasis"><text:span text:style-name="T2">(a)</text:span></text:span></text:span><text:span text:style-name="Emphasis"><text:span text:style-name="T3">. Rise back up </text:span></text:span><text:span text:style-name="Emphasis"><text:span text:style-name="Strong_20_Emphasis"><text:span text:style-name="T2">(b)</text:span></text:span></text:span><text:span text:style-name="Emphasis"><text:span text:style-name="T3">. Continue for one-minute straight, then take a 20 second break. Repeat for five rounds.<text:line-break/></text:span></text:span><text:span text:style-name="Emphasis"><text:span text:style-name="T7">Modification: Having trouble keeping your core and back engaged? Slowly lower yourself as far as you can, and work up to lowering completely down to the floor. There’s no need to go all the way back until you can maintain perfect form, says Rubin.</text:span></text:span></text:p>
      <text:p text:style-name="P1"><text:span text:style-name="Emphasis"><text:span text:style-name="T7"/></text:span></text:p>
      <text:p text:style-name="P1"><text:span text:style-name="Emphasis"><text:span text:style-name="Strong_20_Emphasis"><text:span text:style-name="T2">5. Modified Bicycle Crunch<text:line-break/>Targets:</text:span></text:span></text:span><text:span text:style-name="Emphasis"><text:span text:style-name="T4"> </text:span></text:span><text:span text:style-name="Emphasis"><text:span text:style-name="T3">Obliques, rotational muscles</text:span></text:span><text:span text:style-name="Emphasis"><text:span text:style-name="T7"><text:line-break/></text:span></text:span><text:span text:style-name="Emphasis"><text:span text:style-name="T3">Start in the same neutral position as the sit-up, sitting with knees bent, heels flat on the floor, hands on either side of your head </text:span></text:span><text:span text:style-name="Emphasis"><text:span text:style-name="Strong_20_Emphasis"><text:span text:style-name="T2">(a)</text:span></text:span></text:span><text:span text:style-name="Emphasis"><text:span text:style-name="T3">. Bring the right knee and left elbow towards one another, with a simple and gentle twist </text:span></text:span><text:span text:style-name="Emphasis"><text:span text:style-name="Strong_20_Emphasis"><text:span text:style-name="T2">(b)</text:span></text:span></text:span><text:span text:style-name="Emphasis"><text:span text:style-name="T3">. Return to the start position </text:span></text:span><text:span text:style-name="Emphasis"><text:span text:style-name="Strong_20_Emphasis"><text:span text:style-name="T2">(c)</text:span></text:span></text:span><text:span text:style-name="Emphasis"><text:span text:style-name="T3">. Complete the movement with the left knee and right elbow. Continue for one-minute straight, then take a 20 second break. Repeat for five rounds.</text:span></text:span><text:span text:style-name="Emphasis"><text:span text:style-name="T7"><text:line-break/>Modification: This is a major progression from the sit-up, so if this movement is tough for you, keep practicing sit-ups.</text:span></text:span></text:p>
      <text:p text:style-name="P1"><text:span text:style-name="Emphasis"><text:span text:style-name="T7"/></text:span></text:p>
      <text:p text:style-name="P1"><text:span text:style-name="Emphasis"><text:span text:style-name="Strong_20_Emphasis"><text:span text:style-name="T2">6. Spider Plank Crunch<text:line-break/>Targets:</text:span></text:span></text:span><text:span text:style-name="Emphasis"><text:span text:style-name="T4"> </text:span></text:span><text:span text:style-name="Emphasis"><text:span text:style-name="T3">Lower abs, glutes</text:span></text:span><text:span text:style-name="Emphasis"><text:span text:style-name="T7"><text:line-break/></text:span></text:span><text:span text:style-name="Emphasis"><text:span text:style-name="T3">Still have fuel left in the tank? Rubin challenges </text:span></text:span><text:a xlink:type="simple" xlink:href="http://dailyburn.com/truebeginner?partner=life&amp;mtype=5&amp;ldate=03022015&amp;grp=fitness&amp;crtv=core-exercises-beginners&amp;utm_source=life&amp;utm_medium=5&amp;utm_campaign=fitness&amp;utm_content=core-exercises-beginners" office:target-frame-name="_blank" xlink:show="new" text:style-name="Internet_20_link" text:visited-style-name="Visited_20_Internet_20_Link"><text:span text:style-name="Emphasis"><text:span text:style-name="T6">True Beginners</text:span></text:span></text:a><text:span text:style-name="Emphasis"><text:span text:style-name="T4"> </text:span></text:span><text:span text:style-name="Emphasis"><text:span text:style-name="T3">to tap into their Spidey sense. Start in a push-up position, hands on the ground directly underneath your shoulders, legs extended backwards with your toes on the </text:span></text:span><text:soft-page-break/><text:span text:style-name="Emphasis"><text:span text:style-name="T3">ground, so your body is in a straight line. Lift your right leg and bring your knee towards the outside of your right elbow (</text:span></text:span><text:span text:style-name="Emphasis"><text:span text:style-name="Strong_20_Emphasis"><text:span text:style-name="T2">a</text:span></text:span></text:span><text:span text:style-name="Emphasis"><text:span text:style-name="T3">). Return to plank position (</text:span></text:span><text:span text:style-name="Emphasis"><text:span text:style-name="Strong_20_Emphasis"><text:span text:style-name="T2">b</text:span></text:span></text:span><text:span text:style-name="Emphasis"><text:span text:style-name="T3">). Repeat the movement with the other leg. Do five reps with each leg.</text:span></text:span><text:span text:style-name="Emphasis"><text:span text:style-name="T7"><text:line-break/>Modification: If this is too challenging, simply hold a plank on your elbows or hands for 30 seconds at a time, for three rounds. (If you have a wrist issue, Rubin recommends doing this movement on your elbow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lerText" svg:font-family="MillerText"/>
    <style:font-face style:name="TitlingGothicFBNarrow-Medium" svg:font-family="TitlingGothicFBNarrow-Medium"/>
    <style:font-face style:name="pt-sans" svg:font-family="pt-sans,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9:12:02.849036327</meta:creation-date>
    <dc:date>2017-05-29T19:19:48.717507001</dc:date>
    <meta:editing-duration>PT7M46S</meta:editing-duration>
    <meta:editing-cycles>1</meta:editing-cycles>
    <meta:document-statistic meta:table-count="0" meta:image-count="0" meta:object-count="0" meta:page-count="4" meta:paragraph-count="28" meta:word-count="1107" meta:character-count="6280" meta:non-whitespace-character-count="5215"/>
    <meta:generator>LibreOffice/5.1.6.2$Linux_X86_64 LibreOffice_project/10m0$Build-2</meta:generator>
  </office:meta>
</office:document-meta>
</file>